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1.5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1071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2.3047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text-underline-style="solid" style:text-underline-type="double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Noto Sans Arabic U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Company</text:p>
          </table:table-cell>
          <table:table-cell table:style-name="ce4" office:value-type="string" calcext:value-type="string">
            <text:p>Country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ocomo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Rite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hocolate Chip Cookies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hocolatto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Chocolate Chip Cookies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Novita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raving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Naan Khatai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lo</text:p>
          </table:table-cell>
          <table:table-cell table:style-name="ce2" office:value-type="string" calcext:value-type="string">
            <text:p>Bisconni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2">
          <table:table-cell table:style-name="ce2" office:value-type="string" calcext:value-type="string">
            <text:p>Sooper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Rio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andi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hocolate Sandwich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Butter Puff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ream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Jam Sandwich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Naan Khatai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Whole Wheat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RIO Mini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Sugar-Free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Fruit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Digestive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Marie Biscuit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ake Rusks</text:p>
          </table:table-cell>
          <table:table-cell office:value-type="string" calcext:value-type="string">
            <text:p>Peak Freans 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Wheatabl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nce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c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ger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eera Plu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eo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istik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ndi Biscuit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ala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tter cookies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nkhatai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Mondelez International</text:p>
          </table:table-cell>
          <table:table-cell office:value-type="string" calcext:value-type="string">
            <text:p>America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eatime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nky (Cakes)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eam Dream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mon &amp;Chocolate Sandwitch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eera Classic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yFar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tter Bix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oco Chip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ck a Nut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lkabisk 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spberry &amp; Cream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ltz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codelite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has Khatai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oco Lava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kit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ay 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gic 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asons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anut Plus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rates 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ello Panda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wberry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ppy Face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unchy</text:p>
          </table:table-cell>
          <table:table-cell office:value-type="string" calcext:value-type="string">
            <text:p>Cookania</text:p>
          </table:table-cell>
          <table:table-cell office:value-type="string" calcext:value-type="string">
            <text:p>Volka Food International (Pvt.) 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utter Crunch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oc’nChip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estive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umbo Junior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ust(Wafers &amp; Rolls)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dies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ittens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ven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abulous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rm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lden Lotus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cklane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oo Gud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isky(Wafers &amp; Rolls)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anut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eera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lys(cocomo)</text:p>
          </table:table-cell>
          <table:table-cell office:value-type="string" calcext:value-type="string">
            <text:p>Innovative</text:p>
          </table:table-cell>
          <table:table-cell office:value-type="string" calcext:value-type="string">
            <text:p>Innovative Biscuits (Pvt.)Ltd.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hoc Day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ecial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eera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ip Xpress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OW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fe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rakerz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ala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ooto 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clairs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enter Fresh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obbly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lairs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eamers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ger</text:p>
          </table:table-cell>
          <table:table-cell office:value-type="string" calcext:value-type="string">
            <text:p>Mayfair</text:p>
          </table:table-cell>
          <table:table-cell office:value-type="string" calcext:value-type="string">
            <text:p>Asian Food Industries Limited (AFI)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CupCake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ake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keTime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eshup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eamFillz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ispy Wafer Rolls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ggles Crunch &amp; Jelly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ngDong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ndeez Aamrus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ndeez Super Sour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ndeez Pan Pasand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ndeez <text:s/>Khopra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ndeez Chran Chatni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ndeez Hajmola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oco4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ffichoo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clair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an Bahar Mint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n up Limo Pani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nda Kake</text:p>
          </table:table-cell>
          <table:table-cell office:value-type="string" calcext:value-type="string">
            <text:p>Hilal</text:p>
          </table:table-cell>
          <table:table-cell office:value-type="string" calcext:value-type="string">
            <text:p>Hilal Food (Pvt.)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ista Wispa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urnville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unch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iry Milk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amilk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eme Egg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unchie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urly Wurly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amel Egg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rkmilk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uble Decker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lake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eroes</text:p>
          </table:table-cell>
          <table:table-cell office:value-type="string" calcext:value-type="string">
            <text:p>Cadbury</text:p>
          </table:table-cell>
          <table:table-cell office:value-type="string" calcext:value-type="string">
            <text:p>Mondelez International / Kraft Foods</text:p>
          </table:table-cell>
          <table:table-cell office:value-type="string" calcext:value-type="string">
            <text:p>England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urleez</text:p>
          </table:table-cell>
          <table:table-cell office:value-type="string" calcext:value-type="string">
            <text:p>Snack City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max</text:p>
          </table:table-cell>
          <table:table-cell office:value-type="string" calcext:value-type="string">
            <text:p>Snack City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ops</text:p>
          </table:table-cell>
          <table:table-cell office:value-type="string" calcext:value-type="string">
            <text:p>Snack City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anuts</text:p>
          </table:table-cell>
          <table:table-cell office:value-type="string" calcext:value-type="string">
            <text:p>Snack City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illz</text:p>
          </table:table-cell>
          <table:table-cell office:value-type="string" calcext:value-type="string">
            <text:p>Snack City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llz</text:p>
          </table:table-cell>
          <table:table-cell office:value-type="string" calcext:value-type="string">
            <text:p>Snack City</text:p>
          </table:table-cell>
          <table:table-cell office:value-type="string" calcext:value-type="string">
            <text:p>Ismail Industries Limited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alanty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eese Balls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oco Pie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ch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tato Sticks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nackers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Kolson</text:p>
          </table:table-cell>
          <table:table-cell office:value-type="string" calcext:value-type="string">
            <text:p>Lotte Coperations</text:p>
          </table:table-cell>
          <table:table-cell office:value-type="string" calcext:value-type="string">
            <text:p>South Korean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Boom Boom 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sto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lk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lkees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uit Max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clairs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us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lly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zzelo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atKhaari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table:style-name="ce8"/>
          <table:table-cell table:number-columns-repeated="4"/>
        </table:table-row>
        <table:table-row table:style-name="ro2">
          <table:table-cell office:value-type="string" calcext:value-type="string">
            <text:p>Elaichi</text:p>
          </table:table-cell>
          <table:table-cell office:value-type="string" calcext:value-type="string">
            <text:p>Giggly</text:p>
          </table:table-cell>
          <table:table-cell office:value-type="string" calcext:value-type="string">
            <text:p>Volka Food International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Wafers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tter <text:s/>Cookies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ji Cookies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erb Crackers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lly Jam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ke Rusks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anut</text:p>
          </table:table-cell>
          <table:table-cell office:value-type="string" calcext:value-type="string">
            <text:p>Whistlez</text:p>
          </table:table-cell>
          <table:table-cell office:value-type="string" calcext:value-type="string">
            <text:p>Rupali Foods</text:p>
          </table:table-cell>
          <table:table-cell office:value-type="string" calcext:value-type="string">
            <text:p>Pakista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7:09:07.818111951</meta:creation-date>
    <meta:editing-duration>PT1H11M14S</meta:editing-duration>
    <meta:editing-cycles>15</meta:editing-cycles>
    <meta:generator>LibreOffice/7.3.7.2$Linux_X86_64 LibreOffice_project/30$Build-2</meta:generator>
    <dc:date>2024-05-11T18:14:32.370437142</dc:date>
    <meta:document-statistic meta:table-count="1" meta:cell-count="636" meta:object-count="0"/>
  </office:meta>
</office:document-meta>
</file>